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2pt" officeooo:paragraph-rsid="0021123f" style:font-size-asian="12pt" style:font-size-complex="12pt"/>
    </style:style>
    <style:style style:name="T1" style:family="text">
      <style:text-properties officeooo:rsid="001fb499"/>
    </style:style>
    <style:style style:name="T2" style:family="text">
      <style:text-properties style:text-position="super 58%" officeooo:rsid="001fb499"/>
    </style:style>
    <style:style style:name="T3" style:family="text">
      <style:text-properties officeooo:rsid="00220a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) SAT x NP-Completude</text:p>
      <text:p text:style-name="P1"><text:tab/><text:span text:style-name="T3">A classe dos problemas NP-dificeis contem os problemas de complexidade maior ou igual a do problema SATisfabilidade.A complexidade de SAT é um limite inferior para a complexidade de um problema P é fazer uma redução polinomial de SAT a este problema P.</text:span></text:p>
      <text:p text:style-name="P1"><text:tab/></text:p>
      <text:p text:style-name="P1">b)</text:p>
      <text:p text:style-name="P1"><text:tab/><text:span text:style-name="T1">C</text:span>lasse P - Consiste nos problemas que podem ser resolvidos em tempo Polinomial,são problemas que podem ser resolvidos no tempo O(n<text:span text:style-name="T2">k</text:span>).<text:span text:style-name="T1">Exemplo:Encontrar um numero primo.</text:span></text:p>
      <text:p text:style-name="P1"/>
      <text:p text:style-name="P1"><text:tab/><text:span text:style-name="T1">Classe NP – Consiste em problemas que são verificaveis em tempo polinomial.Exemplo: Ploblema do ciclo hamiltoniano.</text:span></text:p>
      <text:p text:style-name="P1"><text:tab/></text:p>
      <text:p text:style-name="P1"><text:tab/><text:span text:style-name="T1">Classe NP-Dificil – Um problema é NP-dificil se todos os problemas NP não são mais dificeis que ele. Exemplo:Problema da Parada.</text:span></text:p>
      <text:p text:style-name="P1"/>
      <text:p text:style-name="P2"><text:tab/><text:span text:style-name="T1">Classe NP-Completo – Um problema é NP-completo se for NP-dificil e estiver em NP.Exemplo : Problema do Caixeiro Viaja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6T18:43:31.446144135</dc:date>
    <meta:editing-duration>PT11M41S</meta:editing-duration>
    <meta:editing-cycles>1</meta:editing-cycles>
    <meta:document-statistic meta:table-count="0" meta:image-count="0" meta:object-count="0" meta:page-count="1" meta:paragraph-count="9" meta:word-count="124" meta:character-count="814" meta:non-whitespace-character-count="687"/>
    <meta:generator>LibreOffice/6.0.3.2$Linux_X86_64 LibreOffice_project/00m0$Build-2</meta:generator>
  </office:meta>
</office:document-meta>
</file>